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9.55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color="#ffff38"/>
    </style:style>
    <style:style style:name="T8" style:family="text">
      <style:text-properties fo:color="#ffff38" fo:font-weight="bold" style:font-weight-asian="bold" style:font-weight-complex="bold"/>
    </style:style>
    <style:style style:name="T9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42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43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2 Sinônimos e antônimos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3 Sentido próprio e figurado das palavras<text:span text:style-name="T4"> (denotativo ou conotativo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4 Pontuação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5 Classes de palavras. 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8  Colocação pronominal<text:span text:style-name="T4"> (próclise, ênclise e mesóclise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9 Crase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7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30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Estruturas lógica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lógicas de argumentaçã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Diagramas lógic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Sequênci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Operação com conjunt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table-cell table:style-name="ce31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<text:span text:style-name="T7"> (</text:span><text:span text:style-name="T8">listas</text:span><text:span text:style-name="T7">: pilha, fila, lista encadeada circular – </text:span><text:span text:style-name="T8">árvore</text:span><text:span text:style-name="T7">, </text:span><text:span text:style-name="T8">hashtables</text:span><text:span text:style-name="T7">, </text:span><text:span text:style-name="T8">grafos</text:span><text:span text:style-name="T7">)</text:span></text:p>
          </table:table-cell>
          <table:table-cell table:style-name="ce44" office:value-type="string" calcext:value-type="string">
            <text:p>OK</text:p>
          </table:table-cell>
          <table:table-cell table:style-name="ce20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Tipos de dados: elementares e estruturados<text:span text:style-name="T7"> (int, float, char, boolean – string, objeto, música, imagens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Estruturas de controle de fluxo: <text:span text:style-name="T8">Condicionais</text:span><text:span text:style-name="T7">(também chamadas de Estruturas de Seleção IF ELSE, SWITCH CASE) e de </text:span><text:span text:style-name="T8">Repetição</text:span><text:span text:style-name="T7">(WHILE, FOR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5">
          <table:covered-table-cell table:style-name="ce31"/>
          <table:table-cell table:style-name="ce39" office:value-type="string" calcext:value-type="string">
            <text:p>Programação estruturada<text:span text:style-name="T7"> (</text:span><text:span text:style-name="T9">Sequencial, </text:span><text:span text:style-name="T10">Condicionais e Iterações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ularização <text:span text:style-name="T7">(funções e procedimentos: criados para que se tenha  organização, compreensão, manutenção, reuso)</text:span>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coplamento entre módulos e coesão de módulos<text:span text:style-name="T7"> (o ideal é um sistema com Fraco Acoplamento e Alta Coesão para ter boa manutenibilidade)</text:span>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cedimentos e sub-rotinas 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hamadas por referência<text:span text:style-name="T7"> (aponta para o endereço de memória ‘&amp;’)</text:span> e valor <text:span text:style-name="T7">(só copia o dado para o parâmetro)</text:span></text:p>
          </table:table-cell>
          <table:table-cell table:style-name="ce44" office:value-type="string" calcext:value-type="string">
            <text:p>OK</text:p>
          </table:table-cell>
          <table:table-cell table:style-name="ce23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gramação por eventos </text:p>
          </table:table-cell>
          <table:table-cell table:style-name="ce44" office:value-type="string" calcext:value-type="string">
            <text:p>OK</text:p>
          </table:table-cell>
          <table:table-cell table:style-name="ce24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<text:span text:style-name="T11">Programação orientada a objetos, classes, objetos, métodos, mensagens, herança, polimorfismo, sobrecarga,</text:span> interfaces e pacotes, tratamento de exceção<text:span text:style-name="T12"> (throw, try catch)</text:span>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HT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X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DHTML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avascrip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#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H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S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Servlets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SP.Ne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UML e E-R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de Dados (Modelo Conceitual, Modelo Lógico, Modelo Físico)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entidade relacionament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Restrições de integridade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Normalização e dependência fun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apeamento E-R para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onceito de trans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50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6"/>
          <table:table-cell table:style-name="ce51"/>
          <table:table-cell table:style-name="ce27"/>
          <table:table-cell table:number-columns-repeated="1020"/>
        </table:table-row>
        <table:table-row table:style-name="ro3">
          <table:covered-table-cell table:style-name="ce31"/>
          <table:table-cell table:style-name="ce17" office:value-type="string" calcext:value-type="string">
            <text:p>Se sobrar tempo, veja: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Scrum, XP </text:p>
          </table:table-cell>
          <table:table-cell table:style-name="ce51"/>
          <table:table-cell table:style-name="ce27"/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rquiteturas de componentes: Microsoft COM, .Net, J2EE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JAX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CSS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40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40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C41:Conteúdo.D43 Conteúdo.D40:Conteúdo.D40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C41:Conteúdo.D43 Conteúdo.D40:Conteúdo.D40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3:47:56.0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09T22:53:09.040000000</dc:date>
    <meta:generator>LibreOffice/6.1.4.2$Windows_X86_64 LibreOffice_project/9d0f32d1f0b509096fd65e0d4bec26ddd1938fd3</meta:generator>
    <meta:editing-duration>P1DT2H30M22S</meta:editing-duration>
    <meta:editing-cycles>12</meta:editing-cycles>
    <meta:document-statistic meta:table-count="3" meta:cell-count="1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